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PL = Read-evaluate-print-loop is an interactive programming environment.</text:p>
      <text:p text:style-name="Text_20_body"/>
      <text:p text:style-name="Text_20_body"/>
      <text:p text:style-name="Text_20_body"/>
      <text:p text:style-name="Text_20_body">Node.js provides you with a REPL<text:bookmark text:name="cXXX.7"/> (read-evaluate-print-loop) so that you can test arbitrary JavaScript and experiment and explore solutions to the problem you are trying to solve. When you run node without any command line arguments, it puts you in the REPL. To view the options available to you, as shown in <text:bookmark text:name="_Fig10"/><text:a xlink:type="simple" xlink:href="https://learning.oreilly.com/library/view/beginning-nodejs/9781484201879/9781484201886_Ch01.xhtml#Fig10" text:style-name="Internet_20_link" text:visited-style-name="Visited_20_Internet_20_Link">Figure 1-10</text:a>, type .help and press Enter.</text:p>
      <text:section text:style-name="Sect1" text:name="Fig10">
        <text:p text:style-name="Text_20_body"><draw:frame draw:style-name="fr1" draw:name="graphics1" text:anchor-type="as-char" svg:width="6.5909in" svg:height="1.7091in" draw:z-index="0"><draw:image xlink:href="https://learning.oreilly.com/library/view/beginning-nodejs/9781484201879/images/9781484201886_Fig01-10.jpg" xlink:type="simple" xlink:show="embed" xlink:actuate="onLoad"/><svg:title>9781484201886_Fig01-10.jpg</svg:title></draw:frame></text:p>
        <text:p text:style-name="Text_20_body"><text:a xlink:type="simple" xlink:href="https://learning.oreilly.com/library/view/beginning-nodejs/9781484201879/9781484201886_Ch01.xhtml#_Fig10" text:style-name="Internet_20_link" text:visited-style-name="Visited_20_Internet_20_Link">Figure 1-10</text:a>. Node.js REPL help</text:p>
      </text:section>
      <text:p text:style-name="Text_20_body">You can execute arbitrary JavaScript in the REPL and see its result immediately, as shown in <text:bookmark text:name="_Fig11"/><text:a xlink:type="simple" xlink:href="https://learning.oreilly.com/library/view/beginning-nodejs/9781484201879/9781484201886_Ch01.xhtml#Fig11" text:style-name="Internet_20_link" text:visited-style-name="Visited_20_Internet_20_Link">Figure 1-11</text:a>.</text:p>
      <text:section text:style-name="Sect1" text:name="Fig11">
        <text:p text:style-name="Text_20_body"><text:line-break/></text:p>
      </text:section>
      <text:p text:style-name="Text_20_body">At each step, the REPL prints the outcome of the last statement executed. The REPL does not execute your input code until all brackets have been balanced. To execute multiple lines, simply wrap them in parentheses. The REPL uses (…) to denote that it is waiting for the complete code before executing. Simply close the parentheses and press Enter for the REPL to evaluate the entered JavaScript (see <text:bookmark text:name="_Fig12"/><text:a xlink:type="simple" xlink:href="https://learning.oreilly.com/library/view/beginning-nodejs/9781484201879/9781484201886_Ch01.xhtml#Fig12" text:style-name="Internet_20_link" text:visited-style-name="Visited_20_Internet_20_Link">Figure 1-12</text:a>). To exit from inside a block (...) without executing what you have already entered, simply type .break or press Ctrl+C.</text:p>
      <text:section text:style-name="Sect1" text:name="Fig12">
        <text:p text:style-name="Text_20_body"><draw:frame draw:style-name="fr1" draw:name="graphics2" text:anchor-type="as-char" svg:width="6.5909in" svg:height="1.7091in" draw:z-index="1"><draw:image xlink:href="https://learning.oreilly.com/library/view/beginning-nodejs/9781484201879/images/9781484201886_Fig01-12.jpg" xlink:type="simple" xlink:show="embed" xlink:actuate="onLoad"/><svg:title>9781484201886_Fig01-12.jpg</svg:title></draw:frame></text:p>
        <text:p text:style-name="Text_20_body"><text:a xlink:type="simple" xlink:href="https://learning.oreilly.com/library/view/beginning-nodejs/9781484201879/9781484201886_Ch01.xhtml#_Fig12" text:style-name="Internet_20_link" text:visited-style-name="Visited_20_Internet_20_Link">Figure 1-12</text:a>. Executing multiple lines in the Node.js REPL</text:p>
      </text:section>
      <text:p text:style-name="Text_20_body">The REPL is great when you want to test some JavaScript and make sure that it functions the way you want it to. You can exit the REPL by typing .exit (or by pressing Ctrl+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ahat Usman</meta:initial-creator>
    <meta:creation-date>2019-02-02T07:33:02</meta:creation-date>
    <meta:document-statistic meta:table-count="0" meta:image-count="2" meta:object-count="0" meta:page-count="1" meta:paragraph-count="11" meta:word-count="224" meta:character-count="1324"/>
    <dc:date>2019-02-04T12:05:52</dc:date>
    <dc:creator>Sabahat Usman</dc:creator>
    <meta:editing-duration>P1DT22H21M8S</meta:editing-duration>
    <meta:editing-cycles>1</meta:editing-cycles>
    <meta:generator>OpenOffice/4.1.5$Unix OpenOffice.org_project/415m1$Build-9789</meta:generator>
  </office:meta>
</office:document-meta>
</file>